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6cm" fo:margin-left="0cm" fo:margin-right="-0.005cm" table:align="margins"/>
    </style:style>
    <style:style style:name="Table1.A" style:family="table-column">
      <style:table-column-properties style:column-width="6.376cm" style:rel-column-width="21986*"/>
    </style:style>
    <style:style style:name="Table1.B" style:family="table-column">
      <style:table-column-properties style:column-width="6.288cm" style:rel-column-width="21682*"/>
    </style:style>
    <style:style style:name="Table1.C" style:family="table-column">
      <style:table-column-properties style:column-width="6.341cm" style:rel-column-width="21867*"/>
    </style:style>
    <style:style style:name="Table1.A1" style:family="table-cell">
      <style:table-cell-properties fo:padding="0cm" fo:border-left="0.05pt solid #000000" fo:border-right="0.05pt solid #000000" fo:border-top="none" fo:border-bottom="0.05pt solid #000000"/>
    </style:style>
    <style:style style:name="Table1.A2" style:family="table-cell">
      <style:table-cell-properties fo:padding="0cm" fo:border-left="0.05pt solid #000000" fo:border-right="none" fo:border-top="0.05pt solid #000000" fo:border-bottom="0.05pt solid #000000"/>
    </style:style>
    <style:style style:name="Table1.C2" style:family="table-cell">
      <style:table-cell-properties fo:padding="0cm" fo:border="0.05pt solid #000000"/>
    </style:style>
    <style:style style:name="Таблица1" style:family="table">
      <style:table-properties style:width="19.006cm" table:align="margins"/>
    </style:style>
    <style:style style:name="Таблица1.A" style:family="table-column">
      <style:table-column-properties style:column-width="10.901cm" style:rel-column-width="37587*"/>
    </style:style>
    <style:style style:name="Таблица1.B" style:family="table-column">
      <style:table-column-properties style:column-width="4.286cm" style:rel-column-width="14779*"/>
    </style:style>
    <style:style style:name="Таблица1.C" style:family="table-column">
      <style:table-column-properties style:column-width="3.819cm" style:rel-column-width="1316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499cm" style:rel-column-width="32761*"/>
    </style:style>
    <style:style style:name="Table2.B" style:family="table-column">
      <style:table-column-properties style:column-width="9.502cm" style:rel-column-width="3277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4.75cm" style:rel-column-width="16383*"/>
    </style:style>
    <style:style style:name="Table3.D" style:family="table-column">
      <style:table-column-properties style:column-width="4.75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1.99cm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0d6294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tyle="italic" officeooo:paragraph-rsid="000bd603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ize="12pt" fo:font-style="normal" officeooo:rsid="000bd603" officeooo:paragraph-rsid="000bd603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fo:font-style="normal" officeooo:rsid="000ec0db" officeooo:paragraph-rsid="000ec0db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officeooo:rsid="000d6294" officeooo:paragraph-rsid="000d6294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paragraph-rsid="000ec0d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color="#808080" fo:font-style="italic" officeooo:paragraph-rsid="000bd603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808080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color="#808080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808080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808080"/>
    </style:style>
    <style:style style:name="P1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T1" style:family="text">
      <style:text-properties fo:color="#2a2928" style:font-name="Times New Roman" fo:font-size="12pt" officeooo:rsid="000d6294" style:font-size-asian="12pt" style:font-name-complex="Arial" style:font-size-complex="12pt"/>
    </style:style>
    <style:style style:name="T2" style:family="text">
      <style:text-properties fo:color="#2a2928" style:font-name="Times New Roman" fo:font-size="12pt" officeooo:rsid="00239d59" style:font-size-asian="12pt" style:font-name-complex="Arial" style:font-size-complex="12pt"/>
    </style:style>
    <style:style style:name="T3" style:family="text">
      <style:text-properties fo:color="#2a2928" style:font-name="Times New Roman" fo:font-size="12pt" officeooo:rsid="00212d06" style:font-size-asian="12pt" style:font-name-complex="Arial" style:font-size-complex="12pt"/>
    </style:style>
    <style:style style:name="T4" style:family="text">
      <style:text-properties fo:color="#2a2928" style:font-name="Times New Roman" fo:font-size="12pt" officeooo:rsid="00250fb6" style:font-size-asian="12pt" style:font-name-complex="Arial" style:font-size-complex="12pt"/>
    </style:style>
    <style:style style:name="T5" style:family="text">
      <style:text-properties fo:color="#2a2928" officeooo:rsid="000d6294" style:font-name-complex="Arial"/>
    </style:style>
    <style:style style:name="T6" style:family="text">
      <style:text-properties fo:color="#2a2928" officeooo:rsid="000ec0db" style:font-name-complex="Arial"/>
    </style:style>
    <style:style style:name="T7" style:family="text">
      <style:text-properties fo:color="#2a2928" officeooo:rsid="0026c4d1" style:font-name-complex="Arial"/>
    </style:style>
    <style:style style:name="T8" style:family="text">
      <style:text-properties fo:color="#2a2928" officeooo:rsid="00212d06" style:font-name-complex="Arial"/>
    </style:style>
    <style:style style:name="T9" style:family="text">
      <style:text-properties fo:color="#808080"/>
    </style:style>
    <style:style style:name="T10" style:family="text">
      <style:text-properties fo:color="#808080" officeooo:rsid="000bd603"/>
    </style:style>
    <style:style style:name="T11" style:family="text">
      <style:text-properties fo:color="#808080" officeooo:rsid="00099e20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666666"/>
    </style:style>
    <style:style style:name="T14" style:family="text">
      <style:text-properties fo:color="#666666" officeooo:rsid="000bd603"/>
    </style:style>
    <style:style style:name="T15" style:family="text">
      <style:text-properties officeooo:rsid="00111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егистрационно — контрольная карточка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13">Автор документа: </text:p>
                  <text:p text:style-name="P10">{%= custom_value_for_name('Корреспондент').value %}</text:p>
                  <text:p text:style-name="P3"/>
                </table:table-cell>
                <table:table-cell table:style-name="Таблица1.A1" office:value-type="string">
                  <text:p text:style-name="P12">Вид документа:</text:p>
                  <text:p text:style-name="P10">{%= tracker.to_s %}</text:p>
                  <text:p text:style-name="P3"/>
                </table:table-cell>
                <table:table-cell table:style-name="Таблица1.C1" office:value-type="string">
                  <text:p text:style-name="P12">Срок исполнения:</text:p>
                  <text:p text:style-name="P5"/>
                  <text:p text:style-name="P6"><text:s/></text:p>
                  <text:p text:style-name="P6"/>
                  <text:p text:style-name="P6">_______________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T10">№</text:span><text:span text:style-name="T9"> входящий:</text:span> <text:span text:style-name="T1">{%= </text:span><text:span text:style-name="T2">c</text:span><text:span text:style-name="T3">ustom_value_for_name('</text:span><text:span text:style-name="T4">Входящий док.№</text:span><text:span text:style-name="T3">').value</text:span><text:span text:style-name="T1"> %}</text:span></text:p>
            <text:p text:style-name="P4"><text:span text:style-name="T9">Дата: </text:span><text:span text:style-name="T1">{%= format_date(custom_value_for_name('Входящий док.дата').value) %}</text:span></text:p>
          </table:table-cell>
          <table:table-cell table:style-name="Table1.A2" office:value-type="string">
            <text:p text:style-name="P11"><text:span text:style-name="T10">№</text:span><text:span text:style-name="T9"> документа:</text:span> <text:span text:style-name="T5">{%= </text:span><text:span text:style-name="T6">custom_value_for_name('Корреспондент - исх.№').value</text:span><text:span text:style-name="T5"> %}</text:span></text:p>
            <text:p text:style-name="P11"><text:span text:style-name="T11">Д</text:span><text:span text:style-name="T9">ата: </text:span><text:span text:style-name="T5">{%= </text:span><text:span text:style-name="T7">format_date(c</text:span><text:span text:style-name="T8">ustom_value_for_name('Корреспондент - исх.дата').value</text:span><text:span text:style-name="T7">)</text:span><text:span text:style-name="T5"> %}</text:span></text:p>
          </table:table-cell>
          <table:table-cell table:style-name="Table1.C2" office:value-type="string">
            <text:p text:style-name="P3"><text:span text:style-name="T9">На Исх</text:span><text:span text:style-name="T13"> </text:span><text:span text:style-name="T10">№</text:span><text:span text:style-name="T14">:</text:span><text:span text:style-name="T13"> </text:span>_____________</text:p>
            <text:p text:style-name="P3"><text:span text:style-name="T9">Дата:</text:span>__________________</text:p>
            <text:p text:style-name="P3"><text:span text:style-name="T9">Исполнитель:</text:span> 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P14">Заголовок или краткое содержание</text:p>
              <text:p text:style-name="P9">{%= custom_value_for_name('Краткое содержание').value %}</text:p>
              <text:p text:style-name="P7"/>
              <text:p text:style-name="P8"/>
              <text:p text:style-name="P8"/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3"><text:span text:style-name="T12">Предрезолюция/Документопоток</text:span> ___________________</text:p>
            <text:p text:style-name="P2"/>
            <text:p text:style-name="P2"/>
            <text:p text:style-name="P2"/>
            <text:p text:style-name="P2"/>
            <text:p text:style-name="P2"/>
            <text:p text:style-name="P17">Дата _______________ <text:s text:c="2"/>Подпись _____________</text:p>
          </table:table-cell>
          <table:table-cell table:style-name="Table2.B2" office:value-type="string">
            <text:p text:style-name="P17">Резолюция</text:p>
            <text:p text:style-name="P2"/>
            <text:p text:style-name="P2"/>
            <text:p text:style-name="P2"/>
            <text:p text:style-name="P2"/>
            <text:p text:style-name="P2"/>
            <text:p text:style-name="P17">Дата _______________ <text:s/>Подпись ______________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rows-spanned="2" office:value-type="string">
            <text:p text:style-name="P16">Отметка об исполнении</text:p>
          </table:table-cell>
          <table:table-cell table:style-name="Table3.B1" table:number-columns-spanned="3" office:value-type="string">
            <text:p text:style-name="P15">Контрольные отметки</text:p>
          </table:table-cell>
          <table:covered-table-cell/>
          <table:covered-table-cell/>
        </table:table-row>
        <table:table-row table:style-name="Table3.2">
          <table:covered-table-cell/>
          <table:table-cell table:style-name="Table3.B2" office:value-type="string">
            <text:p text:style-name="P16"><text:span text:style-name="T15">ф</text:span>онд <text:span text:style-name="T15">№</text:span></text:p>
            <text:p text:style-name="P2"/>
          </table:table-cell>
          <table:table-cell table:style-name="Table3.B2" office:value-type="string">
            <text:p text:style-name="P16"><text:span text:style-name="T15">опись №</text:span></text:p>
          </table:table-cell>
          <table:table-cell table:style-name="Table3.D2" office:value-type="string">
            <text:p text:style-name="P16"><text:span text:style-name="T15">д</text:span>ело <text:span text:style-name="T15">№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P</meta:initial-creator>
    <meta:creation-date>2015-10-27T16:46:05.10</meta:creation-date>
    <dc:date>2015-10-27T18:09:00.513206784</dc:date>
    <meta:editing-duration>PT1H41S</meta:editing-duration>
    <meta:editing-cycles>9</meta:editing-cycles>
    <meta:generator>LibreOffice/4.4.5.2$Linux_X86_64 LibreOffice_project/40m0$Build-2</meta:generator>
    <meta:print-date>2015-10-27T17:07:39.496398453</meta:print-date>
    <meta:document-statistic meta:table-count="4" meta:image-count="0" meta:object-count="0" meta:page-count="1" meta:paragraph-count="26" meta:word-count="77" meta:character-count="826" meta:non-whitespace-character-count="768"/>
  </office:meta>
</office:document-meta>
</file>